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multiscripts>
              <mrow>
                <mo stretchy="false">〈</mo>
                <mrow>
                  <mrow>
                    <msub>
                      <mo stretchy="false">ϕ</mo>
                      <mrow>
                        <msub>
                          <mo stretchy="false">α</mo>
                          <mn>1</mn>
                        </msub>
                      </mrow>
                    </msub>
                    <mi/>
                    <mo stretchy="false">…</mo>
                    <mi/>
                    <msub>
                      <mo stretchy="false">ϕ</mo>
                      <mrow>
                        <msub>
                          <mo stretchy="false">α</mo>
                          <mi>N</mi>
                        </msub>
                      </mrow>
                    </msub>
                    <mi/>
                  </mrow>
                  <mo stretchy="false">∣</mo>
                  <mrow>
                    <mi/>
                    <msub>
                      <mo stretchy="false">ϕ</mo>
                      <mrow>
                        <msub>
                          <mo stretchy="false">α</mo>
                          <mn>1</mn>
                        </msub>
                      </mrow>
                    </msub>
                    <mi/>
                    <mo stretchy="false">…</mo>
                    <mi/>
                    <msub>
                      <mo stretchy="false">ϕ</mo>
                      <mrow>
                        <msub>
                          <mo stretchy="false">α</mo>
                          <mi>N</mi>
                        </msub>
                      </mrow>
                    </msub>
                  </mrow>
                </mrow>
                <mo stretchy="false">〉</mo>
              </mrow>
              <none/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  <mprescripts/>
              <none/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multiscripts>
            <mrow>
              <mi/>
              <mo stretchy="false">=</mo>
              <mi/>
            </mrow>
            <mfrac>
              <mn>1</mn>
              <mrow>
                <mi>N</mi>
                <mtext>!</mtext>
              </mrow>
            </mfrac>
            <mi/>
            <mrow>
              <munderover>
                <mo stretchy="false">∏</mo>
                <mrow>
                  <mrow>
                    <mi>i</mi>
                    <mo stretchy="false">=</mo>
                    <mn>1</mn>
                  </mrow>
                </mrow>
                <mi>N</mi>
              </munderover>
              <mi/>
            </mrow>
            <msub>
              <mi>n</mi>
              <mrow>
                <msub>
                  <mo stretchy="false">α</mo>
                  <mi>i</mi>
                </msub>
              </mrow>
            </msub>
            <mtext>!</mtext>
          </mrow>
        </mtd>
      </mtr>
      <mtr>
        <mtd>
          <mrow>
            <mo stretchy="false">⇒</mo>
            <mi/>
            <msub>
              <mi>C</mi>
              <mrow>
                <mrow>
                  <mo stretchy="false">+</mo>
                  <mi/>
                </mrow>
              </mrow>
            </msub>
            <mrow>
              <mi/>
              <mo stretchy="false">=</mo>
              <mi/>
            </mrow>
            <msup>
              <mfenced open="{" close="}">
                <mrow>
                  <mfrac>
                    <mn>1</mn>
                    <mrow>
                      <mi>N</mi>
                      <mtext>!</mtext>
                    </mrow>
                  </mfrac>
                  <mi/>
                  <mrow>
                    <munderover>
                      <mo stretchy="false">∏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i>N</mi>
                    </munderover>
                    <mi/>
                  </mrow>
                  <msub>
                    <mi>n</mi>
                    <mrow>
                      <msub>
                        <mo stretchy="false">α</mo>
                        <mi>i</mi>
                      </msub>
                    </mrow>
                  </msub>
                  <mtext>!</mtext>
                </mrow>
              </mfenced>
              <mrow>
                <mrow>
                  <mrow>
                    <mo stretchy="false">−</mo>
                    <mn>1</mn>
                  </mrow>
                  <mo stretchy="false">/</mo>
                  <mn>2</mn>
                </mrow>
              </mrow>
            </msup>
            <mi/>
            <mtext> ; </mtext>
            <mi/>
            <msub>
              <mi>C</mi>
              <mrow>
                <mrow>
                  <mo stretchy="false">−</mo>
                  <mi/>
                </mrow>
              </mrow>
            </msub>
            <mrow>
              <mi/>
              <mo stretchy="false">=</mo>
              <mi/>
            </mrow>
            <msqrt>
              <mrow>
                <mi>N</mi>
                <mtext>!</mtext>
              </mrow>
            </msqrt>
          </mrow>
        </mtd>
      </mtr>
    </mtable>
    <annotation encoding="StarMath 5.0">langle 
 %iphi _{%ialpha _1} ` dotslow ` %iphi _{%ialpha _N} ` mline ` 
 %iphi _{%ialpha _1} ` dotslow ` %iphi _{%ialpha _N} 
rangle lsup{(`+-`)} ^{(`+-`)} 
~=~ 1 over {N "!"} ` prod from {i = 1} to N ` n _{%ialpha _i} "!" 
newline

drarrow ~ C_{+`} ~=~ 
left lbrace 
 1 over {N "!"} ` prod from {i = 1} to N ` n _{%ialpha _i} "!" 
right rbrace ^{-1 slash 2} 
~~" ; "~ 
~ C_{-`} ~=~ sqrt{N "!"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18:18:00.908000000</meta:creation-date>
    <meta:generator>LibreOffice/4.1.4.2$Windows_x86 LibreOffice_project/0a0440ccc0227ad9829de5f46be37cfb6edcf72</meta:generator>
  </office:meta>
</office:document-meta>
</file>